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fo:font-size="8pt" fo:font-style="italic" style:font-size-asian="8pt" style:font-style-asian="italic"/>
    </style:style>
    <style:style style:name="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8"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2"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4" style:family="paragraph" style:parent-style-name="Text_20_body_20_indent">
      <style:text-properties style:font-name="Times New Roman" fo:font-size="8pt" fo:font-weight="normal" style:font-size-asian="8pt" style:font-weight-asian="normal" style:font-size-complex="8pt"/>
    </style:style>
    <style:style style:name="P35"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7"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8"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39"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0"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T6" style:family="text">
      <style:text-properties fo:language="it" fo:country="IT" fo:font-weight="bold" style:language-asian="it" style:country-asian="IT" style:font-weight-asian="bold"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___</text:p>
          </table:table-cell>
          <table:table-cell table:style-name="Tabella1.A1" office:value-type="string">
            <text:p text:style-name="P10">Savona, ___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8"><text:span text:style-name="Car._20_predefinito_20_paragrafo"><text:span text:style-name="T5">[progettisti.cap] [progettisti.comune] ([progettisti.prov])</text:span></text:span></text:p>
            <text:p text:style-name="P18"><text:span text:style-name="Car._20_predefinito_20_paragrafo"><text:span text:style-name="T5">[progettisti.pec]</text:span></text:span></text:p>
            <text:p text:style-name="P18"><text:span text:style-name="Car._20_predefinito_20_paragrafo"><text:span text:style-name="T5"/></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2"><text:span text:style-name="T1">Richiesta di </text:span><text:span text:style-name="T6">deroga al Regolamento Edilizio e alle norme di livello puntuale del PUC presentata </text:span><text:span text:style-name="T6">in data [data_presentazione] e recepita agli atti al prot. n° [protocollo] del [data_protocollo] </text:span><text:span text:style-name="T6">per installazione di caldaia con scarico dei fumi in facciata </text:span><text:span text:style-name="T1">presso l’immobile sito in Savona [ubicazione].</text:span></text:p>
          </table:table-cell>
        </table:table-row>
      </table:table>
      <text:p text:style-name="P30"/>
      <text:p text:style-name="P31">Con riferimento alla sopra richiamata istanza, si comunica che la Commissione Edilizia, <text:s/>ha esaminato, nella seduta del [data_rilascio_ce], la richiesta in oggetto esprimendo il seguente parere: “<text:span text:style-name="T3">favorevole</text:span> <text:s/><text:span text:style-name="T3">[prescrizioni_ce].”</text:span></text:p>
      <text:p text:style-name="P35">Con la presente si esprime pertanto l’assenso alla deroga in esame relativamente alla possibilità dello scarico dei fumi in facciata, alle condizioni indicate nella relazione tecnica a firma del [elenco_progettisti].</text:p>
      <text:p text:style-name="P32">A tale riguardo si precisa che l’assenso alla deroga <text:span text:style-name="T1">non costituisce titolo abilitativo</text:span> per l’esecuzione delle opere per la cui realizzazione dovrà essere preventivamente presentata apposita comunicazione inizio lavori asseverata (CILA) ai sensi della normativa vigente.</text:p>
      <text:p text:style-name="P36"><text:tab/></text:p>
      <text:p text:style-name="P38">Oppure</text:p>
      <text:p text:style-name="P37"><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39"/>
      <text:p text:style-name="P39">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1">
          <table:table-cell table:style-name="Tabella4.A1" office:value-type="string">
            <text:p text:style-name="P25"/>
            <text:p text:style-name="P25">Il responsabile dell'U.O. Edilizia Certificata</text:p>
            <text:p text:style-name="P25"><text:soft-page-break/>Arch. Caterina Curti</text:p>
            <text:p text:style-name="P26"/>
          </table:table-cell>
          <table:table-cell table:style-name="Tabella4.A1" office:value-type="string">
            <text:p text:style-name="P24"/>
            <text:p text:style-name="P24"/>
            <text:p text:style-name="P24">Il Dirigente</text:p>
            <text:p text:style-name="P24"><text:soft-page-break/>Arch. Giovanna Macario</text:p>
          </table:table-cell>
        </table:table-row>
      </table:table>
      <text:p text:style-name="P17"/>
      <text:h text:style-name="P40" text:outline-level="1">Informativa ai sensi dell’articolo 13 del D.Lgs 30 giugno 2003 n.196</text:h>
      <text:p text:style-name="P27"/>
      <text:p text:style-name="P2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33">Finalità del trattamento.</text:p>
      <text:p text:style-name="P2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2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27">Gli stessi dati possono altresì essere comunicati a privati o enti pubblici economici qualora ciò sia previsto da una norma di legge o di regolamento.</text:p>
      <text:p text:style-name="P34"/>
      <text:p text:style-name="P29">Dati personali.</text:p>
      <text:p text:style-name="P27">I dati richiesti devono essere indicati obbligatoriamente onde rendere possibile le verifiche sulla denuncia di inizio attività.</text:p>
      <text:p text:style-name="P27">Il rifiuto di fornire i dati richiesti comporterà l’impossibilità di rendere efficace la Sua denuncia.</text:p>
      <text:p text:style-name="P34"/>
      <text:p text:style-name="P29">Modalità di trattamento.</text:p>
      <text:p text:style-name="P27">I dati verranno trattati con modalità prevalentemente informatizzate e con logiche pienamente rispondenti alle finalità da perseguire anche mediante:</text:p>
      <text:p text:style-name="P27">Verifiche dei dati esposti nella domanda e documentazione allegata con altri dati in possesso del Comune di Savona;</text:p>
      <text:p text:style-name="P27">Verifiche dei dati contenuti nella domanda e nella documentazione allegata con i dati in possesso di altri organismi.</text:p>
      <text:p text:style-name="P34"/>
      <text:p text:style-name="P29">Titolari del trattamento.</text:p>
      <text:p text:style-name="P28"><text:span text:style-name="T4">Il Comune di Savona assume la qualifica </text:span><text:span text:style-name="T2">di titolare del trattamento dei dati personali</text:span><text:span text:style-name="T4">.</text:span></text:p>
      <text:p text:style-name="P27">Il responsabile del trattamento dei dati personali è il Direttore del Settore Pianificazione Territoriale Arch. Giovanna Macario.</text:p>
      <text:p text:style-name="P34"/>
      <text:p text:style-name="P29">Diritti dell’interessato.</text:p>
      <text:p text:style-name="P2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29">Consenso.</text:p>
      <text:p text:style-name="P27">Il Comune di Savona, in quanto soggetto pubblico, non deve acquisire il consenso degli interessati per poter trattare i loro dati personali.</text:p>
      <text:p text:style-name="P3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6" style:family="paragraph" style:parent-style-name="Standard">
      <style:paragraph-properties fo:text-align="justify" style:justify-single-word="false"/>
      <style:text-properties fo:font-size="8pt" fo:font-style="italic" style:font-size-asian="8pt" style:font-style-asian="italic"/>
    </style:style>
    <style:style style:name="MP7"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Arch. Giovanna Macario </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364/363/359/792/291</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6">[data_presentazione]</text:p>
            </table:table-cell>
          </table:table-row>
        </table:table>
        <text:p text:style-name="MP7"/>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16T12:59:07.57</dc:date>
    <meta:print-date>2013-02-20T09:35:00</meta:print-date>
    <meta:editing-cycles>33</meta:editing-cycles>
    <meta:editing-duration>PT2H15M3S</meta:editing-duration>
    <meta:generator>OpenOffice/4.1.0$Win32 OpenOffice.org_project/410m18$Build-9764</meta:generator>
    <meta:document-statistic meta:table-count="5" meta:image-count="1" meta:object-count="0" meta:page-count="2" meta:paragraph-count="76" meta:word-count="688" meta:character-count="5230"/>
  </office:meta>
</office:document-meta>
</file>